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 Black" svg:font-family="'Source Code Pro Black'"/>
  </office:font-face-decls>
  <office:automatic-styles>
    <style:style style:name="dp1" style:family="drawing-page">
      <style:drawing-page-properties draw:fill="solid" draw:fill-color="#729fcf" draw:opacity="0%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082cm" fo:min-width="1.68cm"/>
    </style:style>
    <style:style style:name="P1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058cm" draw:transform="skewX (-0.00663225115757846) rotate (-0.00663225115757917) translate (9.254cm 14.21cm)">
          <text:p/>
          <draw:enhanced-geometry svg:viewBox="0 0 21600 21600" draw:text-areas="0 ?f0 ?f5 ?f2" draw:mirror-horizontal="true" draw:type="right-arrow" draw:modifiers="11800.3673576489 7422.026431718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54cm" svg:height="1.058cm" draw:transform="skewX (-0.00663225115757846) rotate (-0.00663225115757917) translate (3.539cm 14.21cm)">
          <text:p/>
          <draw:enhanced-geometry svg:viewBox="0 0 21600 21600" draw:text-areas="0 ?f0 ?f5 ?f2" draw:mirror-horizontal="true" draw:type="right-arrow" draw:modifiers="11800.3673576489 7422.026431718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54cm" svg:height="1.058cm" draw:transform="skewX (-0.00663225115757846) rotate (-0.00663225115757917) translate (6.397cm 14.21cm)">
          <text:p/>
          <draw:enhanced-geometry svg:viewBox="0 0 21600 21600" draw:text-areas="0 ?f0 ?f5 ?f2" draw:mirror-horizontal="true" draw:type="right-arrow" draw:modifiers="11800.3673576489 7422.026431718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54cm" svg:height="1.058cm" draw:transform="skewX (-0.00663225115757846) rotate (-0.00663225115757917) translate (12.112cm 14.21cm)">
          <text:p/>
          <draw:enhanced-geometry svg:viewBox="0 0 21600 21600" draw:text-areas="0 ?f0 ?f5 ?f2" draw:mirror-horizontal="true" draw:type="right-arrow" draw:modifiers="11800.3673576489 7422.026431718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54cm" svg:height="1.058cm" draw:transform="skewX (-0.00663225115757846) rotate (-0.00663225115757917) translate (14.969cm 14.21cm)">
          <text:p/>
          <draw:enhanced-geometry svg:viewBox="0 0 21600 21600" draw:text-areas="0 ?f0 ?f5 ?f2" draw:mirror-horizontal="true" draw:type="right-arrow" draw:modifiers="11800.3673576489 7422.026431718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54cm" svg:height="1.058cm" draw:transform="skewX (-0.00663225115757846) rotate (-0.00663225115757917) translate (9.255cm 11.99cm)">
          <text:p/>
          <draw:enhanced-geometry svg:viewBox="0 0 21600 21600" draw:text-areas="0 ?f0 ?f5 ?f2" draw:mirror-horizontal="false" draw:type="right-arrow" draw:modifiers="11800.3673576489 7422.026431718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54cm" svg:height="1.058cm" draw:transform="skewX (-0.00663225115757846) rotate (-0.00663225115757917) translate (3.54cm 11.99cm)">
          <text:p/>
          <draw:enhanced-geometry svg:viewBox="0 0 21600 21600" draw:text-areas="0 ?f0 ?f5 ?f2" draw:mirror-horizontal="true" draw:type="right-arrow" draw:modifiers="11800.3673576489 7422.026431718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54cm" svg:height="1.058cm" draw:transform="skewX (-0.00663225115757846) rotate (-0.00663225115757917) translate (6.398cm 11.99cm)">
          <text:p/>
          <draw:enhanced-geometry svg:viewBox="0 0 21600 21600" draw:text-areas="0 ?f0 ?f5 ?f2" draw:mirror-horizontal="true" draw:type="right-arrow" draw:modifiers="11800.3673576489 7422.026431718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54cm" svg:height="1.058cm" draw:transform="skewX (-0.00663225115757846) rotate (-0.00663225115757917) translate (12.113cm 11.99cm)">
          <text:p/>
          <draw:enhanced-geometry svg:viewBox="0 0 21600 21600" draw:text-areas="0 ?f0 ?f5 ?f2" draw:mirror-horizontal="true" draw:type="right-arrow" draw:modifiers="11800.3673576489 7422.026431718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54cm" svg:height="1.058cm" draw:transform="skewX (-0.00663225115757846) rotate (-0.00663225115757917) translate (14.97cm 11.99cm)">
          <text:p/>
          <draw:enhanced-geometry svg:viewBox="0 0 21600 21600" draw:text-areas="0 ?f0 ?f5 ?f2" draw:mirror-horizontal="true" draw:type="right-arrow" draw:modifiers="11800.3673576489 7422.026431718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54cm" svg:height="1.058cm" draw:transform="skewX (-0.00663225115757846) rotate (-0.00663225115757917) translate (9.253cm 14.212cm)">
          <text:p/>
          <draw:enhanced-geometry svg:viewBox="0 0 21600 21600" draw:text-areas="0 ?f0 ?f5 ?f2" draw:mirror-horizontal="true" draw:type="right-arrow" draw:modifiers="11800.3673576489 7422.026431718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54cm" svg:height="1.058cm" draw:transform="skewX (-0.00663225115757846) rotate (-0.00663225115757917) translate (3.538cm 14.212cm)">
          <text:p/>
          <draw:enhanced-geometry svg:viewBox="0 0 21600 21600" draw:text-areas="0 ?f0 ?f5 ?f2" draw:mirror-horizontal="true" draw:type="right-arrow" draw:modifiers="11800.3673576489 7422.026431718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54cm" svg:height="1.058cm" draw:transform="skewX (-0.00663225115757846) rotate (-0.00663225115757917) translate (6.396cm 14.212cm)">
          <text:p/>
          <draw:enhanced-geometry svg:viewBox="0 0 21600 21600" draw:text-areas="0 ?f0 ?f5 ?f2" draw:mirror-horizontal="true" draw:type="right-arrow" draw:modifiers="11800.3673576489 7422.026431718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54cm" svg:height="1.058cm" draw:transform="skewX (-0.00663225115757846) rotate (-0.00663225115757917) translate (12.111cm 14.212cm)">
          <text:p/>
          <draw:enhanced-geometry svg:viewBox="0 0 21600 21600" draw:text-areas="0 ?f0 ?f5 ?f2" draw:mirror-horizontal="true" draw:type="right-arrow" draw:modifiers="11800.3673576489 7422.026431718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54cm" svg:height="1.058cm" draw:transform="skewX (-0.00663225115757846) rotate (-0.00663225115757917) translate (14.968cm 14.212cm)">
          <text:p/>
          <draw:enhanced-geometry svg:viewBox="0 0 21600 21600" draw:text-areas="0 ?f0 ?f5 ?f2" draw:mirror-horizontal="true" draw:type="right-arrow" draw:modifiers="11800.3673576489 7422.026431718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 Black" svg:font-family="'Source Code Pro Black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Pallier</meta:initial-creator>
    <meta:creation-date>2023-03-17T19:10:25.380373038</meta:creation-date>
    <dc:date>2023-03-17T19:26:45.794791271</dc:date>
    <dc:creator>Christophe Pallier</dc:creator>
    <meta:editing-duration>PT16M21S</meta:editing-duration>
    <meta:editing-cycles>1</meta:editing-cycles>
    <meta:document-statistic meta:object-count="15"/>
    <meta:generator>LibreOffice/7.5.1.2$Linux_X86_64 LibreOffice_project/50$Build-2</meta:generator>
  </office:meta>
</office:document-meta>
</file>